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" fo:font-style="italic" fo:background-color="transparent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"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color="#000000" style:font-name="Liberation Sans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ans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an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Liberation San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Liberation Sans" fo:font-style="italic" fo:font-weight="normal" fo:background-color="transparent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conciencia Cinematográfica y la realidad social en el 3er Mundo</text:p>
      <text:p text:style-name="P5">por, Guillermo Lengemann</text:p>
      <text:p text:style-name="P2"/>
      <text:p text:style-name="P2">Caracas, 18 de Enero de 2013</text:p>
      <text:p text:style-name="P1">Seminario de Historia de la Filosofía: <text:span text:style-name="T1">Gilles Deleuze: Una aproximación filosófica al estudio del cine</text:span></text:p>
      <text:p text:style-name="P3">Trabajo Final</text:p>
      <text:p text:style-name="P3"/>
      <text:p text:style-name="P6"><text:tab/>Debemos observar que <text:span text:style-name="T2">Deleuze </text:span>no usa unívocamente el termino <text:span text:style-name="T2">conciencia,</text:span> en ocasiones concatena la palabra <text:span text:style-name="T2">conciencia </text:span>con<text:span text:style-name="T2"> </text:span>otros elementos<text:span text:style-name="T2">, </text:span>de lo que se resulta por ejemplo, <text:span text:style-name="T2">conciencia cinematográfica</text:span> proponiendo que la única conciencia no es la del espectador o el protagonista del <text:span text:style-name="T2">film</text:span>, existe para <text:span text:style-name="T2">Deleuze </text:span>varias conciencias como podemos leer en el siguiente pasaje: </text:p>
      <text:p text:style-name="P6"><text:span text:style-name="T2"/></text:p>
      <text:p text:style-name="P9"><text:tab/>“...El plano es como el movimiento que no cesa de asegurar la conversión, la circulación. Divide y subdivide la duración según los objetos que componen el conjunto. Reúne los objetos y los conjuntos en una sola y misma duración.... Y, dado que la que produce estas divisiones y estas reuniones es una conciencia, se dirá que el plano actúa como una conciencia. Pero la única conciencia cinematográfica no somos nosotros, los espectadores, ni el protagonista: es la cámara, a veces humana, a veces inhumana osobrehumana. Considérese el movimiento del agua, el de un pájaro en la lejanía y el de un personaje sobre un barco: todos ellos se confunden en una percepción única, un todo apacible de la Naturaleza humanizada. Pero he aquí que el pájaro, una gaviota corriente, arremete y ataca al personaje: los tres flujos se dividen y se tornan exteriores unos a otros. El todo volverá a constituirse, pero habrá cambiado: habrá pasado a ser la conciencia única o la percepción de un todo de los pájaros, dando testimonio de una Naturaleza completamente pajarizada, vuelta contra el hombre, en una espera infinita...”<text:note text:id="ftn0" text:note-class="footnote"><text:note-citation>1</text:note-citation><text:note-body><text:p text:style-name="Footnote">La imgen-movimiento. <text:span text:style-name="T2">Gilles Deleuze. </text:span>pag38</text:p></text:note-body></text:note></text:p>
      <text:p text:style-name="P6"/>
      <text:p text:style-name="P6"><text:tab/>Compleja afirmación de <text:span text:style-name="T2">Deleuze</text:span>, intentemos acercarnos desde un concepto simple conciencia, digamos que la conciencia remite a un acto reflexivo, un acto de este tipo significa separarse de uno mismo, hablando de una conciencia humana, y tomar la posición de otro humano u objeto pero siempre en relación con uno mismo, la conciencia, proponemos, es dar cuenta del entorno y las relaciones existentes. Sosteniendo la ultima afirmación tomemos el ejemplo de la <text:span text:style-name="T2">Naturaleza Pajarizada, </text:span>la conciencia que se desarrolla en principio es la del sujeto en el barco que mira el agua y los pájaros, percepciones que son posibles desde su naturaleza perceptiva, es decir una <text:span text:style-name="T2">Naturaleza Humanizada</text:span> lo que al hombre le es posible ver con ojos. En este momento el <text:span text:style-name="T2">plano </text:span>que asegura <text:span text:style-name="T2">Deleuze </text:span>actúa como una conciencia, y los demás elementos cinematográfica siguen y apoyan la percepción humana, con un horizonte frente al sujeto, un cielo arriba y el mar bajo los pies. El ataque del los pájaros cambia la conciencia, ¿como es posible este cambio?, si el plano es una forma de conciencia planos diferentes son conciencias diferentes. A la interrogante de si se trata de muchas conciencias o de una conciencia enfocada de manera diferente diremos que son tantas conciencias como planos existan.</text:p>
      <text:p text:style-name="P6"/>
      <text:p text:style-name="P6"><text:tab/>Propongamos lo siguiente: el cambio del plano cambia la conciencia. Recordemos las <text:soft-page-break/>vistas aéreas en el <text:span text:style-name="T2">film</text:span> <text:span text:style-name="T2">Los Pajaros</text:span><text:span text:style-name="T2"><text:note text:id="ftn1" text:note-class="footnote"><text:note-citation>2</text:note-citation><text:note-body><text:p text:style-name="Footnote">The Birds (1963), </text:p></text:note-body></text:note></text:span> de <text:span text:style-name="T2">Alfred Hitchcokc, </text:span>la escena de la explosión de la gasolinera<text:span text:style-name="T2"><text:note text:id="ftn2" text:note-class="footnote"><text:note-citation>3</text:note-citation><text:note-body><text:p text:style-name="Footnote">The Birds (7/11) Movie CLIP – Gas Station Explosion (1963) HP. Fuente: <text:a xlink:type="simple" xlink:href="http://www.youtube.com/watch?v=IdOF7xg5lug">http://www.youtube.com/watch?v=IdOF7xg5lug</text:a></text:p></text:note-body></text:note></text:span><text:span text:style-name="T2"> </text:span>el plano es aéreo, imposible para un humano<text:span text:style-name="T2"> </text:span>pero es una percepción propia de una ave, este cambio que se da al ubicar el plano a metro de altura es solo un cambio formal. Los elementos y sobre todo las relaciones que desarrollan estos elementos entre si representan un cambio sustancial. Existirán tantas conciencias como reconfiguraciones de los elementos en el plano existan o como dijimos las maneras cambiantes de dar cuenta del entorno y las relaciones existente.</text:p>
      <text:p text:style-name="P6"/>
      <text:p text:style-name="P6"><text:tab/><text:span text:style-name="T2">Deleuze </text:span>continua afirmando: <text:span text:style-name="T2">“...El plano, es decir, la conciencia, traza un movimiento que hace que las cosas entre las cuales se establece no cesen de reunirse en un todo, y el todo, de dividirse entre las cosas (lo Dividual)...”</text:span><text:note text:id="ftn3" text:note-class="footnote"><text:note-citation>4</text:note-citation><text:note-body><text:p text:style-name="Footnote">La imgen-movimiento. <text:span text:style-name="T2">Gilles Deleuze. </text:span>pag39</text:p></text:note-body></text:note></text:p>
      <text:p text:style-name="P6"/>
      <text:p text:style-name="P6"><text:tab/>Otra acepción de <text:span text:style-name="T2">conciencia </text:span>esta más relacionada con <text:span text:style-name="T2">toma de conciencia, </text:span>que resulta más cercano a la sociología del conocimiento y de su estudio de los <text:span text:style-name="T2">hechos culturales </text:span>y las <text:span text:style-name="T2">ideas dominantes</text:span>. La <text:span text:style-name="T2">toma de conciencia </text:span>o la <text:span text:style-name="T2">revolución de la conciencia</text:span> son temas más propios del cine político, este tiene como antecedente el cine soviético que es un cine para la educación obrera o de masas, su propósito fue instruir al proletariado inculto. La escuela soviética es descrita por <text:span text:style-name="T2">Deleuze </text:span>como <text:span text:style-name="T2">dialéctica, </text:span>en la que siempre esta latente<text:span text:style-name="T2"> </text:span>una confrontación de elementos: </text:p>
      <text:p text:style-name="P6"/>
      <text:p text:style-name="P8"><text:tab/>“...La oposición esta al servicio de la unidad dialéctica, y marca su progresión de la situación de partida <text:s/>a la situación de llegada... el conjunto se refleja en cada parte, y que cada espiral o parte reproduce el conjunto... no hay solamente unidad orgánica de opuestos sino paso patético del opuesto a su contraria... de la tristeza a la ira, de la duda a la certidumbre, de la resignación a la revuelta... el cambio de cualidad, <text:s/>el surgimiento repentino de la nueva cualidad, su elevación al cuadrado...”.<text:note text:id="ftn4" text:note-class="footnote"><text:note-citation>5</text:note-citation><text:note-body><text:p text:style-name="Footnote">ibid</text:p></text:note-body></text:note> </text:p>
      <text:p text:style-name="P6"/>
      <text:p text:style-name="P6"><text:tab/>Serguéi Eisenstein<text:note text:id="ftn5" text:note-class="footnote"><text:note-citation>6</text:note-citation><text:note-body><text:p text:style-name="Footnote">Serguéi Eisenstein. Feunte: <text:a xlink:type="simple" xlink:href="http://es.wikipedia.org/wiki/Serguéi_Eisenstein">http://es.wikipedia.org/wiki/Sergu%C3%A9i_Eisenstein</text:a> </text:p></text:note-body></text:note>, por ejemplo, consigue en sus <text:span text:style-name="T2">film</text:span> mostrar nuevas concepciones del primer plano, del montaje acelerado, del montaje vertical, montaje de atracciones, montaje intelectual o de conciencia, montaje de oposición y montaje de saltos cualitativos. Que no se encuentran en la escuela Norte Americana.</text:p>
      <text:p text:style-name="P6"/>
      <text:p text:style-name="P6"><text:tab/>Otro autor soviético <text:span text:style-name="T2">Pudovkin</text:span><text:span text:style-name="T2"><text:note text:id="ftn7" text:note-class="footnote"><text:note-citation>7</text:note-citation><text:note-body><text:p text:style-name="Footnote">La madre (), El fin de San Petersburgo (), La tempestad sobre Asia ().</text:p></text:note-body></text:note></text:span><text:span text:style-name="T2"> </text:span>se interesa por la progresión de la conciencia: <text:span text:style-name="T2">“... en los saltos cualitativos de toma de conciencia... el arte más profundo de Pudovkin está en revelar el conjunto de una situación por la conciencia que un personaje toma de ella, y en prolongarlo hasta donde la conciencia puede extenderse y actuar...</text:span>”.<text:note text:id="ftn6" text:note-class="footnote"><text:note-citation>8</text:note-citation><text:note-body><text:p text:style-name="Footnote">La imgen-movimiento. <text:span text:style-name="T2">Gilles Deleuze.</text:span></text:p></text:note-body></text:note></text:p>
      <text:p text:style-name="P6"/>
      <text:p text:style-name="P6"><text:tab/>El cine político posee un importante desarrollo en latinoamericano, se habla de cine como <text:span text:style-name="T2">El tercer cine, el cine imperfecto, el cine como arma de combate o el Cinema Novo. </text:span></text:p>
      <text:p text:style-name="P6"><text:span text:style-name="T2"/></text:p>
      <text:p text:style-name="P6"><text:span text:style-name="T2"><text:tab/></text:span>El proyecto de <text:span text:style-name="T2">Glauber Rocha</text:span><text:span text:style-name="T2"><text:note text:id="ftn8" text:note-class="footnote"><text:note-citation>9</text:note-citation><text:note-body><text:p text:style-name="Footnote">Glauber Rocha posee varios escritos: No al populismo (1969), Estética de la violencia (1917) Disponible: <text:a xlink:type="simple" xlink:href="http://www.cinelatinoamericano.cult.cu/biblioteca/descriptor.aspx?codigo=597&amp;tit=ROCHA,%20GLAUBER,%201939%20-1981%20-%20CINEASTAS%20BRASILEÑOS">http://www.cinelatinoamericano.cult.cu/biblioteca/descriptor.aspx?codigo=597&amp;tit=ROCHA,%20GLAUBER,%201939%20-1981%20-%20CINEASTAS%20BRASILE%C3%91OS</text:a></text:p></text:note-body></text:note></text:span> es conseguir una estética latinoamericana que <text:soft-page-break/>responda a las particulares condiciones históricas, sociales, políticas y culturales, a partir de una cultura del hambre. La cultura del hambre no es solo por la pobreza social, es incluso la ausencia de <text:s/>una sociedad. Como consecuencia de la cultura del hambre es la esterilidad creativa y la histeria, la mas autentica manifestación del hambre es la violencia.</text:p>
      <text:p text:style-name="P6"/>
      <text:p text:style-name="P6"/>
      <text:p text:style-name="P6"/>
      <text:p text:style-name="P6">Índice de palabras</text:p>
      <text:p text:style-name="P6">conciencia, 11, 24,25, 39</text:p>
      <text:p text:style-name="P6">conciencia cinematográfica, 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FreeSans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2:04:52</meta:creation-date>
    <dc:date>2013-01-14T15:22:44</dc:date>
    <meta:editing-duration>PT1H26M53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28" meta:word-count="1099" meta:character-count="6971" meta:non-whitespace-character-count="5878"/>
  </office:meta>
</office:document-meta>
</file>